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top="0.423cm" fo:margin-bottom="0.212cm" fo:keep-with-next="always"/>
      <style:text-properties style:font-name="Arial" style:font-name-asian="Lucida Sans Unicode" style:font-name-complex="Tahoma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7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ventions de codage pour graphisme</text:h>
      <text:p text:style-name="Standard"/>
      <text:h text:style-name="Heading_20_2" text:outline-level="2">html</text:h>
      <text:p text:style-name="Standard"/>
      <text:p text:style-name="Standard">seuls attributs de balises : id et class. ! Attributs : «  attr= 'valeur'  » (guillemets obligatoires). Balises et attr en minuscules sans maj.</text:p>
      <text:p text:style-name="Standard"/>
      <text:p text:style-name="Standard">Utiliser au max les balises de formatage html : &lt;Hn&gt; (=&gt; référencement)</text:p>
      <text:p text:style-name="Standard"/>
      <text:p text:style-name="Standard">privilégier : id pour positionnement / class pour formatage du texte</text:p>
      <text:p text:style-name="Standard"/>
      <text:p text:style-name="Standard">limiter l'usage des tables aux vrais tableaux (jamais pour positionnement)</text:p>
      <text:p text:style-name="Standard"/>
      <text:p text:style-name="Standard">liens vers assets :</text:p>
      <text:list text:style-name="L1">
        <text:list-item>
          <text:p text:style-name="P2">css : 1 pour positionnement / 1 pour styles de formatage de texte.<text:line-break/>Placer lien en tête de doc (balise head)</text:p>
        </text:list-item>
        <text:list-item>
          <text:p text:style-name="P2">js : placer lien aprés body. Déclencher appel par un onload optimisé (voir librairies : prototype, etc.)</text:p>
        </text:list-item>
      </text:list>
      <text:p text:style-name="Standard"/>
      <text:h text:style-name="P1" text:outline-level="2">images</text:h>
      <text:p text:style-name="Standard">au max, images de déco = background / images informatives ou fonctionnelles (boutons, etc.) = &lt;IMG&gt;</text:p>
      <text:p text:style-name="Standard"/>
      <text:p text:style-name="Standard">fonds : img 1x1 px pour aplats de couleur / img n x 1 pour dégradés horizontaux ou verticaux</text:p>
      <text:p text:style-name="Standard"/>
      <text:h text:style-name="Heading_20_2" text:outline-level="2">css</text:h>
      <text:p text:style-name="Standard"/>
      <text:p text:style-name="Standard">1 pour positionnement <text:s/>/ 1 pour styles de formatage de texte</text:p>
      <text:p text:style-name="Standard"/>
      <text:p text:style-name="Standard">minimiser le nombre de lignes : utiliser au max les raccourcis</text:p>
      <text:p text:style-name="Standard">Ex. : «  p.contenu, p.remarque {... »</text:p>
      <text:p text:style-name="Standard"/>
      <text:p text:style-name="Standard">placer les élts de position AVANT les éléments de formatage de texte.</text:p>
      <text:p text:style-name="Standard"/>
      <text:p text:style-name="Standard">Grouper les styles au max par unités logiques = code html.=&gt; pour positionnement</text:p>
      <text:p text:style-name="Standard">Ex. : « /*** PAGE ACCUEIL ***/</text:p>
      <text:p text:style-name="Standard"><text:tab/>par unités structurelles pour typo :</text:p>
      <text:p text:style-name="Standard">Ex. : /*** LIENS ***/</text:p>
      <text:p text:style-name="Standard"/>
      <text:p text:style-name="Standard">commentaires en maj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1-15T08:49:00</meta:creation-date>
    <dc:creator>fanta orange</dc:creator>
    <dc:date>2008-05-22T15:05:01</dc:date>
    <meta:editing-cycles>5</meta:editing-cycles>
    <meta:editing-duration>PT16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83" meta:character-count="1241"/>
  </office:meta>
</office:document-meta>
</file>